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ContextLoaderTests.detectDefaultConfigurationClassesForMultipleAnnotatedInner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Tests.detectDefaultConfigurationClassesForPrivateAnnotated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Tests.loadContextRefreshes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ConfigContextLoaderTests.detectDefaultConfigurationClassesForNonAnnotated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Tests.detectDefaultConfigurationClassesForNonStaticAnnotated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Tests.detectDefaultConfigurationClassesForAnnotated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ConfigContextLoaderTests.loadContextWithConfigContainingLocationsResults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ContextLoaderTests.loadContextForAotProcessingDoesNotRefres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ConfigContextLoaderTests.detectDefaultConfigurationClassesForFinalAnnotated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